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7.09cm" table:align="left"/>
    </style:style>
    <style:style style:name="Tabla1.A" style:family="table-column">
      <style:table-column-properties style:column-width="7.073cm"/>
    </style:style>
    <style:style style:name="Tabla1.B" style:family="table-column">
      <style:table-column-properties style:column-width="10.01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itle">
      <style:text-properties officeooo:paragraph-rsid="00244d3c"/>
    </style:style>
    <style:style style:name="P2" style:family="paragraph" style:parent-style-name="Heading_20_3">
      <style:paragraph-properties fo:break-before="page"/>
      <style:text-properties officeooo:rsid="0014609b" officeooo:paragraph-rsid="001fd598"/>
    </style:style>
    <style:style style:name="P3" style:family="paragraph" style:parent-style-name="Text_20_body">
      <style:text-properties officeooo:rsid="0014609b" officeooo:paragraph-rsid="001fd598"/>
    </style:style>
    <style:style style:name="P4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9"/>
    <style:style style:name="P7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Preformatted_20_Text" style:list-style-name="L11"/>
    <style:style style:name="P9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" style:family="paragraph" style:parent-style-name="Preformatted_20_Text" style:list-style-name="L15"/>
    <style:style style:name="P11" style:family="paragraph" style:parent-style-name="Preformatted_20_Text" style:list-style-name="L15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5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 style:list-style-name="L6">
      <style:paragraph-properties fo:margin-top="0cm" fo:margin-bottom="0cm" style:contextual-spacing="false"/>
    </style:style>
    <style:style style:name="P22" style:family="paragraph" style:parent-style-name="Text_20_body" style:list-style-name="L7"/>
    <style:style style:name="P23" style:family="paragraph" style:parent-style-name="Text_20_body" style:list-style-name="L7">
      <style:paragraph-properties fo:margin-top="0cm" fo:margin-bottom="0cm" style:contextual-spacing="false"/>
    </style:style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 style:list-style-name="L9">
      <style:paragraph-properties fo:margin-top="0cm" fo:margin-bottom="0cm" style:contextual-spacing="false"/>
    </style:style>
    <style:style style:name="P27" style:family="paragraph" style:parent-style-name="Text_20_body" style:list-style-name="L10"/>
    <style:style style:name="P28" style:family="paragraph" style:parent-style-name="Text_20_body" style:list-style-name="L10">
      <style:paragraph-properties fo:margin-top="0cm" fo:margin-bottom="0cm" style:contextual-spacing="false"/>
    </style:style>
    <style:style style:name="P29" style:family="paragraph" style:parent-style-name="Text_20_body" style:list-style-name="L11"/>
    <style:style style:name="P30" style:family="paragraph" style:parent-style-name="Text_20_body">
      <style:text-properties officeooo:rsid="0014609b" officeooo:paragraph-rsid="001fd598"/>
    </style:style>
    <style:style style:name="P31" style:family="paragraph" style:parent-style-name="Text_20_body" style:list-style-name="L12"/>
    <style:style style:name="P32" style:family="paragraph" style:parent-style-name="Text_20_body" style:list-style-name="L12">
      <style:paragraph-properties fo:margin-top="0cm" fo:margin-bottom="0cm" style:contextual-spacing="false"/>
    </style:style>
    <style:style style:name="P33" style:family="paragraph" style:parent-style-name="Text_20_body" style:list-style-name="L13"/>
    <style:style style:name="P34" style:family="paragraph" style:parent-style-name="Text_20_body" style:list-style-name="L13">
      <style:paragraph-properties fo:margin-top="0cm" fo:margin-bottom="0cm" style:contextual-spacing="false"/>
    </style:style>
    <style:style style:name="P35" style:family="paragraph" style:parent-style-name="Text_20_body" style:list-style-name="L14"/>
    <style:style style:name="P36" style:family="paragraph" style:parent-style-name="Text_20_body" style:list-style-name="L14">
      <style:paragraph-properties fo:margin-top="0cm" fo:margin-bottom="0cm" style:contextual-spacing="false"/>
    </style:style>
    <style:style style:name="P37" style:family="paragraph" style:parent-style-name="Text_20_body" style:list-style-name="L15"/>
    <style:style style:name="T1" style:family="text">
      <style:text-properties officeooo:rsid="00244d3c"/>
    </style:style>
    <style:style style:name="T2" style:family="text">
      <style:text-properties officeooo:rsid="0027ffee"/>
    </style:style>
    <style:style style:name="T3" style:family="text">
      <style:text-properties officeooo:rsid="002939ed"/>
    </style:style>
    <style:style style:name="T4" style:family="text">
      <style:text-properties officeooo:rsid="002c750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<text:span text:style-name="T1">2</text:span> – <text:span text:style-name="T4">Power Shell</text:span></text:p>
      <text:p text:style-name="P3"><text:span text:style-name="Strong_20_Emphasis"/></text:p>
      <text:p text:style-name="P3"><text:span text:style-name="Strong_20_Emphasis">PowerShell es un lenguaje de secuencias de comandos y una shell de línea de comandos desarrollada por Microsoft, diseñada para automatizar tareas de administración del sistema y la configuración, entre otras funciones. PowerShell está basado en el .NET Framework y es más avanzado que la tradicional Command Prompt (CMD), lo que lo convierte en una herramienta poderosa para administradores de sistemas y desarrolladores.</text:span></text:p>
      <text:h text:style-name="Heading_20_3" text:outline-level="3">Diferencias entre PowerShell y CMD</text:h>
      <text:list text:style-name="L12">
        <text:list-item>
          <text:p text:style-name="P31"><text:span text:style-name="Strong_20_Emphasis">Lenguaje de Scripting</text:span>:</text:p>
          <text:list>
            <text:list-item>
              <text:p text:style-name="P32"><text:span text:style-name="Strong_20_Emphasis">PowerShell</text:span>: Utiliza un lenguaje de scripting completo y avanzado basado en .NET, lo que permite realizar tareas complejas como la manipulación de objetos, automatización de procesos, acceso a APIs y más.</text:p>
            </text:list-item>
            <text:list-item>
              <text:p text:style-name="P32"><text:span text:style-name="Strong_20_Emphasis">CMD</text:span>: Es una interfaz de línea de comandos mucho más simple y limitada que solo permite ejecutar comandos y scripts básicos, sin acceso a objetos complejos.</text:p>
            </text:list-item>
          </text:list>
        </text:list-item>
        <text:list-item>
          <text:p text:style-name="P31"><text:span text:style-name="Strong_20_Emphasis">Objetos vs. Texto</text:span>:</text:p>
          <text:list>
            <text:list-item>
              <text:p text:style-name="P32"><text:span text:style-name="Strong_20_Emphasis">PowerShell</text:span>: Maneja objetos en lugar de texto plano. Esto significa que puedes pasar objetos complejos (como archivos, servicios, procesos) entre comandos sin perder estructura o detalles.</text:p>
            </text:list-item>
            <text:list-item>
              <text:p text:style-name="P32"><text:span text:style-name="Strong_20_Emphasis">CMD</text:span>: Trabaja solo con texto, lo que puede hacer que el procesamiento y la manipulación de datos sea menos eficiente y flexible.</text:p>
            </text:list-item>
          </text:list>
        </text:list-item>
        <text:list-item>
          <text:p text:style-name="P31"><text:span text:style-name="Strong_20_Emphasis">Interoperabilidad</text:span>:</text:p>
          <text:list>
            <text:list-item>
              <text:p text:style-name="P32"><text:span text:style-name="Strong_20_Emphasis">PowerShell</text:span>: Permite interactuar con herramientas de administración de Windows, como WMI (Windows Management Instrumentation), COM (Component Object Model), y más. También puede interactuar con servicios RESTful y otras tecnologías a través de módulos.</text:p>
            </text:list-item>
            <text:list-item>
              <text:p text:style-name="P32"><text:span text:style-name="Strong_20_Emphasis">CMD</text:span>: Tiene acceso limitado a las herramientas y tecnologías avanzadas de Windows, y no está diseñado para integrar fácilmente otras plataformas.</text:p>
            </text:list-item>
          </text:list>
        </text:list-item>
        <text:list-item>
          <text:p text:style-name="P31"><text:span text:style-name="Strong_20_Emphasis">Comandos</text:span>:</text:p>
          <text:list>
            <text:list-item>
              <text:p text:style-name="P32"><text:span text:style-name="Strong_20_Emphasis">PowerShell</text:span>: Utiliza cmdlets, que son comandos específicos de PowerShell, como <text:span text:style-name="Source_20_Text">Get-Process</text:span>, <text:span text:style-name="Source_20_Text">Set-Item</text:span>, etc. Estos cmdlets están diseñados para trabajar de manera eficiente con objetos.</text:p>
            </text:list-item>
            <text:list-item>
              <text:p text:style-name="P32"><text:span text:style-name="Strong_20_Emphasis">CMD</text:span>: Usa comandos básicos como <text:span text:style-name="Source_20_Text">dir</text:span>, <text:span text:style-name="Source_20_Text">copy</text:span>, <text:span text:style-name="Source_20_Text">del</text:span>, etc., que están más orientados a manipular archivos y directorios en el sistema de archivos.</text:p>
            </text:list-item>
          </text:list>
        </text:list-item>
        <text:list-item>
          <text:p text:style-name="P31"><text:span text:style-name="Strong_20_Emphasis">Soporte de Pipelining</text:span>:</text:p>
          <text:list>
            <text:list-item>
              <text:p text:style-name="P32"><text:span text:style-name="Strong_20_Emphasis">PowerShell</text:span>: Ofrece una potente funcionalidad de pipeline (tubería), lo que permite encadenar múltiples cmdlets para realizar tareas complejas con facilidad. Los resultados de un cmdlet pueden ser pasados directamente a otro.</text:p>
            </text:list-item>
            <text:list-item>
              <text:p text:style-name="P31"><text:span text:style-name="Strong_20_Emphasis">CMD</text:span>: También tiene pipelining, pero está limitado a pasar texto entre comandos, lo que lo hace menos flexible.</text:p>
            </text:list-item>
          </text:list>
        </text:list-item>
      </text:list>
      <text:h text:style-name="Heading_20_3" text:outline-level="3"><text:soft-page-break/>Características de PowerShell</text:h>
      <text:list text:style-name="L13">
        <text:list-item>
          <text:p text:style-name="P34"><text:span text:style-name="Strong_20_Emphasis">Automatización</text:span>: PowerShell se usa principalmente para automatizar tareas repetitivas en sistemas Windows. Puedes escribir scripts para crear, configurar y administrar usuarios, archivos, redes, servicios, y más.</text:p>
        </text:list-item>
        <text:list-item>
          <text:p text:style-name="P34"><text:span text:style-name="Strong_20_Emphasis">Extensibilidad</text:span>: Tiene un sistema de módulos que permite ampliar sus capacidades, permitiendo la integración con nuevas herramientas o servicios.</text:p>
        </text:list-item>
        <text:list-item>
          <text:p text:style-name="P34"><text:span text:style-name="Strong_20_Emphasis">Soporte para Remotización</text:span>: PowerShell permite ejecutar comandos y scripts en sistemas remotos usando PowerShell Remoting.</text:p>
        </text:list-item>
        <text:list-item>
          <text:p text:style-name="P34"><text:span text:style-name="Strong_20_Emphasis">Manejo de Objetos</text:span>: A diferencia de CMD, PowerShell trata con objetos, lo que facilita la manipulación de datos complejos y la exportación a formatos como CSV, JSON o XML.</text:p>
        </text:list-item>
        <text:list-item>
          <text:p text:style-name="P33"><text:span text:style-name="Strong_20_Emphasis">Compatibilidad Multiplataforma</text:span>: Con PowerShell Core (basado en .NET Core), PowerShell ahora es compatible con Linux y macOS además de Windows.</text:p>
        </text:list-item>
      </text:list>
      <text:h text:style-name="Heading_20_3" text:outline-level="3">Arquitectura de PowerShell</text:h>
      <text:p text:style-name="Text_20_body">PowerShell está basado en .NET, y su arquitectura consta de varios componentes clave:</text:p>
      <text:list text:style-name="L14">
        <text:list-item>
          <text:p text:style-name="P36"><text:span text:style-name="Strong_20_Emphasis">Motor de ejecución (Execution Engine)</text:span>: Es responsable de interpretar y ejecutar los scripts de PowerShell. Controla el flujo de ejecución, maneja los comandos y gestiona el contexto de ejecución.</text:p>
        </text:list-item>
        <text:list-item>
          <text:p text:style-name="P36"><text:span text:style-name="Strong_20_Emphasis">Cmdlets</text:span>: Son comandos específicos de PowerShell que realizan tareas básicas o complejas. Estos cmdlets son pequeñas aplicaciones que realizan una única función dentro del entorno de PowerShell.</text:p>
        </text:list-item>
        <text:list-item>
          <text:p text:style-name="P36"><text:span text:style-name="Strong_20_Emphasis">Pipelines</text:span>: PowerShell permite que los resultados de un comando se pasen a otros comandos mediante un pipeline. Los datos no se transfieren como texto, sino como objetos.</text:p>
        </text:list-item>
        <text:list-item>
          <text:p text:style-name="P36"><text:span text:style-name="Strong_20_Emphasis">Hosting API</text:span>: Esta interfaz permite que otros programas o aplicaciones inviten o embeban el motor de PowerShell para que puedan ejecutar comandos de PowerShell dentro de sus propios procesos.</text:p>
        </text:list-item>
        <text:list-item>
          <text:p text:style-name="P35"><text:span text:style-name="Strong_20_Emphasis">Integración con .NET Framework</text:span>: PowerShell tiene acceso a todas las bibliotecas y clases del .NET Framework, lo que le da un alto nivel de flexibilidad y potencia para la administración del sistema.</text:p>
        </text:list-item>
      </text:list>
      <text:p text:style-name="P3"><text:span text:style-name="Strong_20_Emphasis"/>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<text:span text:style-name="Strong_20_Emphasis">Cmdlet</text:span></text:p>
            </table:table-cell>
            <table:table-cell table:style-name="Tabla1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Get-Process</text:span></text:p>
          </table:table-cell>
          <table:table-cell table:style-name="Tabla1.A1" office:value-type="string">
            <text:p text:style-name="Table_20_Contents">Obtiene información sobre los procesos en ejecución en el sistema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et-Service</text:span></text:p>
          </table:table-cell>
          <table:table-cell table:style-name="Tabla1.A1" office:value-type="string">
            <text:p text:style-name="Table_20_Contents">Muestra información sobre los servicios de Windows en el sistema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et-EventLog</text:span></text:p>
          </table:table-cell>
          <table:table-cell table:style-name="Tabla1.A1" office:value-type="string">
            <text:p text:style-name="Table_20_Contents">Recupera los registros de eventos de un equipo local o remot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et-WmiObject</text:span></text:p>
          </table:table-cell>
          <table:table-cell table:style-name="Tabla1.A1" office:value-type="string">
            <text:p text:style-name="Table_20_Contents">Extrae información del sistema utilizando WMI, como procesos, discos, adaptadores de red, etc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et-WmiObject -Class</text:span></text:p>
          </table:table-cell>
          <table:table-cell table:style-name="Tabla1.A1" office:value-type="string">
            <text:p text:style-name="Table_20_Contents">Recupera información de una clase WMI específica, como configuraciones de hardware, software, etc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et-WmiObject -Query</text:span></text:p>
          </table:table-cell>
          <table:table-cell table:style-name="Tabla1.A1" office:value-type="string">
            <text:p text:style-name="Table_20_Contents">Ejecuta una consulta WMI personalizada para obtener información específica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et-ComputerInfo</text:span></text:p>
          </table:table-cell>
          <table:table-cell table:style-name="Tabla1.A1" office:value-type="string">
            <text:p text:style-name="Table_20_Contents">Proporciona información detallada sobre el hardware y <text:soft-page-break/>software del sistema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et-PhysicalDisk</text:span></text:p>
          </table:table-cell>
          <table:table-cell table:style-name="Tabla1.A1" office:value-type="string">
            <text:p text:style-name="Table_20_Contents">Obtiene información sobre los discos físicos del sistema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et-NetAdapter</text:span></text:p>
          </table:table-cell>
          <table:table-cell table:style-name="Tabla1.A1" office:value-type="string">
            <text:p text:style-name="Table_20_Contents">Muestra información sobre los adaptadores de red del sistema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et-WmiObject -Class Win32_Processor</text:span></text:p>
          </table:table-cell>
          <table:table-cell table:style-name="Tabla1.A1" office:value-type="string">
            <text:p text:style-name="Table_20_Contents">Recupera información sobre los procesadores del sistema utilizando WMI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et-WmiObject -Class Win32_OperatingSystem</text:span></text:p>
          </table:table-cell>
          <table:table-cell table:style-name="Tabla1.A1" office:value-type="string">
            <text:p text:style-name="Table_20_Contents">Extrae información sobre el sistema operativo instalad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et-WmiObject -Class Win32_NetworkAdapterConfiguration</text:span></text:p>
          </table:table-cell>
          <table:table-cell table:style-name="Tabla1.A1" office:value-type="string">
            <text:p text:style-name="Table_20_Contents">Obtiene detalles sobre la configuración de los adaptadores de red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et-WmiObject -Class Win32_LogicalDisk</text:span></text:p>
          </table:table-cell>
          <table:table-cell table:style-name="Tabla1.A1" office:value-type="string">
            <text:p text:style-name="Table_20_Contents">Muestra información sobre los discos lógicos del sistema, como las particiones y su uso.</text:p>
          </table:table-cell>
        </table:table-row>
      </table:table>
      <text:h text:style-name="Heading_20_3" text:outline-level="3">Ejemplos detallados:</text:h>
      <text:list text:style-name="L15">
        <text:list-item>
          <text:p text:style-name="P37"><text:span text:style-name="Strong_20_Emphasis">Obtener información del sistema operativo</text:span>:</text:p>
          <text:p text:style-name="P10"/>
          <text:p text:style-name="P11"><text:span text:style-name="Source_20_Text">Get-WmiObject -Class Win32_OperatingSystem</text:span></text:p>
          <text:p text:style-name="P37">Este comando extrae información como la versión del sistema operativo, nombre del producto, arquitectura, etc.</text:p>
        </text:list-item>
        <text:list-item>
          <text:p text:style-name="P37"><text:span text:style-name="Strong_20_Emphasis">Obtener detalles de los discos lógicos</text:span>:</text:p>
          <text:p text:style-name="P10"/>
          <text:p text:style-name="P11"><text:span text:style-name="Source_20_Text">Get-WmiObject -Class Win32_LogicalDisk</text:span></text:p>
          <text:p text:style-name="P37">Devuelve información sobre los discos lógicos, como el tamaño, el espacio libre y el tipo de archivo.</text:p>
        </text:list-item>
        <text:list-item>
          <text:p text:style-name="P37"><text:span text:style-name="Strong_20_Emphasis">Obtener los servicios en ejecución</text:span>:</text:p>
          <text:p text:style-name="P10"/>
          <text:p text:style-name="P11"><text:span text:style-name="Source_20_Text">Get-Service</text:span></text:p>
          <text:p text:style-name="P37">Muestra todos los servicios activos en el sistema.</text:p>
        </text:list-item>
        <text:list-item>
          <text:p text:style-name="P37"><text:span text:style-name="Strong_20_Emphasis">Consultar procesos específicos</text:span>:</text:p>
          <text:p text:style-name="P10"/>
          <text:p text:style-name="P11"><text:span text:style-name="Source_20_Text">Get-Process -Name "notepad"</text:span></text:p>
          <text:p text:style-name="P37">Este comando devuelve información sobre el proceso de Notepad si está en ejecución.</text:p>
        </text:list-item>
        <text:list-item>
          <text:p text:style-name="P37"><text:span text:style-name="Strong_20_Emphasis">Consultar la configuración de los adaptadores de red</text:span>:</text:p>
          <text:p text:style-name="P10"/>
          <text:p text:style-name="P11"><text:span text:style-name="Source_20_Text">Get-WmiObject -Class Win32_NetworkAdapterConfiguration</text:span></text:p>
          <text:p text:style-name="P37">Muestra detalles sobre los adaptadores de red, como su configuración de IP.</text:p>
        </text:list-item>
      </text:list>
      <text:p text:style-name="P3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2-09T21:19:35.336841619</dc:date>
    <meta:editing-duration>PT2H13M34S</meta:editing-duration>
    <meta:editing-cycles>19</meta:editing-cycles>
    <meta:generator>LibreOffice/24.2.2.2$Linux_X86_64 LibreOffice_project/d56cc158d8a96260b836f100ef4b4ef25d6f1a01</meta:generator>
    <meta:print-date>2024-12-09T17:17:28.809912924</meta:print-date>
    <meta:printed-by>Archivos PDF</meta:printed-by>
    <meta:document-statistic meta:table-count="1" meta:image-count="0" meta:object-count="0" meta:page-count="3" meta:paragraph-count="75" meta:word-count="905" meta:character-count="6271" meta:non-whitespace-character-count="5470"/>
  </office:meta>
</office:document-meta>
</file>